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produc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roduct_cod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category_id</text:p>
          </table:table-cell>
          <table:table-cell table:style-name="ce5"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rdo</text:p>
          </table:table-cell>
          <table:table-cell office:value-type="float" office:value="10001">
            <text:p>10001</text:p>
          </table:table-cell>
          <table:table-cell office:value-type="float" office:value="12">
            <text:p>12</text:p>
          </table:table-cell>
          <table:table-cell office:value-type="string">
            <text:p>Dažytas jaspis, medvilniniai siūlai, medinis žiedas.</text:p>
          </table:table-cell>
          <table:table-cell office:value-type="string">
            <text:p>Žiedo skersmuo – 13 cm, visas ilgis – 33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Pati sau</text:p>
          </table:table-cell>
          <table:table-cell office:value-type="float" office:value="10002">
            <text:p>10002</text:p>
          </table:table-cell>
          <table:table-cell office:value-type="float" office:value="12">
            <text:p>12</text:p>
          </table:table-cell>
          <table:table-cell office:value-type="string">
            <text:p>Stiklo karoliukai,medvilniniai siūlai, medinis žiedas.</text:p>
          </table:table-cell>
          <table:table-cell office:value-type="string">
            <text:p>Žiedo skersmuo – 14 cm, visas ilgis – 33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Tolimam draugui</text:p>
          </table:table-cell>
          <table:table-cell office:value-type="float" office:value="10003">
            <text:p>10003</text:p>
          </table:table-cell>
          <table:table-cell office:value-type="float" office:value="7">
            <text:p>7</text:p>
          </table:table-cell>
          <table:table-cell office:value-type="string">
            <text:p>Mėnulio akmuo, stiklo karoliukai, medvilninis siūlas, metalinis žiedelis.</text:p>
          </table:table-cell>
          <table:table-cell office:value-type="string">
            <text:p>Žiedo skersmuo – 7 cm, visas ilgis – 21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Žvaigždėtas dangus</text:p>
          </table:table-cell>
          <table:table-cell office:value-type="float" office:value="10004">
            <text:p>10004</text:p>
          </table:table-cell>
          <table:table-cell office:value-type="float" office:value="8">
            <text:p>8</text:p>
          </table:table-cell>
          <table:table-cell office:value-type="string">
            <text:p>Mediniai karoliukai, medvilninis siūlas, medinis žiedas</text:p>
          </table:table-cell>
          <table:table-cell office:value-type="string">
            <text:p>Žiedo skersmuo – 11 cm, visas ilgis – 29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Atvirumo</text:p>
          </table:table-cell>
          <table:table-cell office:value-type="float" office:value="10005">
            <text:p>10005</text:p>
          </table:table-cell>
          <table:table-cell office:value-type="float" office:value="15">
            <text:p>15</text:p>
          </table:table-cell>
          <table:table-cell office:value-type="string">
            <text:p>Lavos akmuo, agatas, lodalitas, medinis žiedas.</text:p>
          </table:table-cell>
          <table:table-cell office:value-type="string">
            <text:p>Žiedo skersmuo – 21 cm, visas ilgis – 39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Minčių laisvė</text:p>
          </table:table-cell>
          <table:table-cell office:value-type="float" office:value="10006">
            <text:p>10006</text:p>
          </table:table-cell>
          <table:table-cell office:value-type="float" office:value="7">
            <text:p>7</text:p>
          </table:table-cell>
          <table:table-cell office:value-type="string">
            <text:p>Mėnulio akmuo, linas, metalinis žiedas.</text:p>
          </table:table-cell>
          <table:table-cell office:value-type="string">
            <text:p>Žiedo skersmuo – 7 cm, visas ilgis – 23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Namams</text:p>
          </table:table-cell>
          <table:table-cell office:value-type="float" office:value="10007">
            <text:p>10007</text:p>
          </table:table-cell>
          <table:table-cell office:value-type="float" office:value="10">
            <text:p>10</text:p>
          </table:table-cell>
          <table:table-cell office:value-type="string">
            <text:p>Medvilnė, raudonasis jaspis, houlitas, medinis žiedas.</text:p>
          </table:table-cell>
          <table:table-cell office:value-type="string">
            <text:p>Žiedo skersmuo – 12 cm, visas ilgis – 32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Drąsiai ir lengvai</text:p>
          </table:table-cell>
          <table:table-cell office:value-type="float" office:value="10008">
            <text:p>10008</text:p>
          </table:table-cell>
          <table:table-cell office:value-type="float" office:value="17">
            <text:p>17</text:p>
          </table:table-cell>
          <table:table-cell office:value-type="string">
            <text:p>Medvilnė, stiklas, medinis žiedas</text:p>
          </table:table-cell>
          <table:table-cell office:value-type="string">
            <text:p>Žiedo skersmuo – 16 cm, visas ilgis – 37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Mėta</text:p>
          </table:table-cell>
          <table:table-cell office:value-type="float" office:value="10009">
            <text:p>10009</text:p>
          </table:table-cell>
          <table:table-cell office:value-type="float" office:value="15">
            <text:p>15</text:p>
          </table:table-cell>
          <table:table-cell office:value-type="string">
            <text:p>Stiklo, žaliojo aventurino, dūminio kvarco, plastiko karoliukai, medvilninis siūlas, medinis žiedas</text:p>
          </table:table-cell>
          <table:table-cell office:value-type="string">
            <text:p>Žiedo skersmuo – 19 cm, visas ilgis – 42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Tvirtai ant kojų</text:p>
          </table:table-cell>
          <table:table-cell office:value-type="float" office:value="10010">
            <text:p>10010</text:p>
          </table:table-cell>
          <table:table-cell office:value-type="float" office:value="17">
            <text:p>17</text:p>
          </table:table-cell>
          <table:table-cell office:value-type="string">
            <text:p>Raudonasis jaspis, linas, medvilninis siūlas, metalinis žiedas.</text:p>
          </table:table-cell>
          <table:table-cell office:value-type="string">
            <text:p>Žiedo skersmuo – 24 cm, visas ilgis – 44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Mano saulė</text:p>
          </table:table-cell>
          <table:table-cell office:value-type="float" office:value="10011">
            <text:p>10011</text:p>
          </table:table-cell>
          <table:table-cell office:value-type="float" office:value="17">
            <text:p>17</text:p>
          </table:table-cell>
          <table:table-cell office:value-type="string">
            <text:p><text:s/>Žaliasis aventurinas, linas, medvilninis siūlas</text:p>
          </table:table-cell>
          <table:table-cell office:value-type="string">
            <text:p>Žiedo skersmuo – 24 cm, visas ilgis – 50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Saulėlydžio ramuma</text:p>
          </table:table-cell>
          <table:table-cell office:value-type="float" office:value="10012">
            <text:p>10012</text:p>
          </table:table-cell>
          <table:table-cell office:value-type="float" office:value="16">
            <text:p>16</text:p>
          </table:table-cell>
          <table:table-cell office:value-type="string">
            <text:p>Pajūrio smilgos, stiklo karoliukai, virvė, medinis žiedas</text:p>
          </table:table-cell>
          <table:table-cell office:value-type="string">
            <text:p>Žiedo skersmuo – 20 cm, visas ilgis – 47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Rožiniai sapnai</text:p>
          </table:table-cell>
          <table:table-cell office:value-type="float" office:value="10013">
            <text:p>10013</text:p>
          </table:table-cell>
          <table:table-cell office:value-type="float" office:value="15">
            <text:p>15</text:p>
          </table:table-cell>
          <table:table-cell office:value-type="string">
            <text:p>Stiklo karoliukai,medvilniniai siūlai, metalinis žiedas.</text:p>
          </table:table-cell>
          <table:table-cell office:value-type="string">
            <text:p>Žiedo skersmuo – 16 cm, visas ilgis – 40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2020-01-11</text:date>, <text:time>16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7$Win32 OpenOffice.org_project/417m1$Build-9800</meta:generator>
    <dc:date>2020-01-11T16:19:39.45</dc:date>
    <meta:editing-duration>PT1H34M50S</meta:editing-duration>
    <meta:editing-cycles>19</meta:editing-cycles>
    <meta:document-statistic meta:table-count="1" meta:cell-count="112" meta:object-count="0"/>
  </office:meta>
</office:document-meta>
</file>